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919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6"/>
    <style:style style:name="ce2" style:family="table-cell" style:parent-style-name="Default" style:data-style-name="N11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 style:data-style-name="N116">
      <style:text-properties style:font-name="Arial"/>
    </style:style>
    <style:style style:name="ce4" style:family="table-cell" style:parent-style-name="Default" style:data-style-name="N116">
      <style:table-cell-properties fo:background-color="#dddddd" style:text-align-source="fix" style:repeat-content="false" fo:border="none"/>
      <style:paragraph-properties fo:text-align="start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8" style:family="table-cell" style:parent-style-name="Default" style:data-style-name="N100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Radii From EA Sports WRC" table:style-name="ta1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formula="of:=MIN([.A5:.A1000])" office:value-type="float" office:value="17.1" calcext:value-type="float">
            <text:p>17,1m</text:p>
          </table:table-cell>
          <table:table-cell table:formula="of:=MIN([.B5:.B1000])" office:value-type="float" office:value="16.9" calcext:value-type="float">
            <text:p>16,9m</text:p>
          </table:table-cell>
          <table:table-cell table:formula="of:=MIN([.C5:.C1000])" office:value-type="float" office:value="28.2" calcext:value-type="float">
            <text:p>28,2m</text:p>
          </table:table-cell>
          <table:table-cell table:formula="of:=MIN([.D5:.D1000])" office:value-type="float" office:value="49.2" calcext:value-type="float">
            <text:p>49,2m</text:p>
          </table:table-cell>
          <table:table-cell table:formula="of:=MIN([.E5:.E1000])" office:value-type="float" office:value="43.9" calcext:value-type="float">
            <text:p>43,9m</text:p>
          </table:table-cell>
          <table:table-cell table:formula="of:=MIN([.F5:.F1000])" office:value-type="float" office:value="0" calcext:value-type="float">
            <text:p>0,0m</text:p>
          </table:table-cell>
          <table:table-cell table:formula="of:=MIN([.G5:.G1000])" office:value-type="float" office:value="55" calcext:value-type="float">
            <text:p>55,0m</text:p>
          </table:table-cell>
          <table:table-cell table:formula="of:=MIN([.H5:.H1000])" office:value-type="float" office:value="68" calcext:value-type="float">
            <text:p>68,0m</text:p>
          </table:table-cell>
          <table:table-cell table:style-name="ce4" office:value-type="string" calcext:value-type="string">
            <text:p>min</text:p>
          </table:table-cell>
        </table:table-row>
        <table:table-row table:style-name="ro1">
          <table:table-cell table:formula="of:=MEDIAN([.A5:.A1000])" office:value-type="float" office:value="18.6" calcext:value-type="float">
            <text:p>18,6m</text:p>
          </table:table-cell>
          <table:table-cell table:formula="of:=MEDIAN([.B5:.B1000])" office:value-type="float" office:value="22.15" calcext:value-type="float">
            <text:p>22,2m</text:p>
          </table:table-cell>
          <table:table-cell table:formula="of:=MEDIAN([.C5:.C1000])" office:value-type="float" office:value="28.2" calcext:value-type="float">
            <text:p>28,2m</text:p>
          </table:table-cell>
          <table:table-cell table:formula="of:=MEDIAN([.D5:.D1000])" office:value-type="float" office:value="59.6" calcext:value-type="float">
            <text:p>59,6m</text:p>
          </table:table-cell>
          <table:table-cell table:formula="of:=MEDIAN([.E5:.E1000])" office:value-type="float" office:value="58.65" calcext:value-type="float">
            <text:p>58,7m</text:p>
          </table:table-cell>
          <table:table-cell table:formula="of:=MEDIAN([.F5:.F1000])" office:value-type="string" office:string-value="" calcext:value-type="error">
            <text:p>#VALUE!</text:p>
          </table:table-cell>
          <table:table-cell table:formula="of:=MEDIAN([.G5:.G1000])" office:value-type="float" office:value="97" calcext:value-type="float">
            <text:p>97,0m</text:p>
          </table:table-cell>
          <table:table-cell table:formula="of:=MEDIAN([.H5:.H1000])" office:value-type="float" office:value="71.1" calcext:value-type="float">
            <text:p>71,1m</text:p>
          </table:table-cell>
          <table:table-cell table:style-name="ce4" office:value-type="string" calcext:value-type="string">
            <text:p>median</text:p>
          </table:table-cell>
        </table:table-row>
        <table:table-row table:style-name="ro1">
          <table:table-cell table:formula="of:=MAX([.A5:.A1000])" office:value-type="float" office:value="29.9" calcext:value-type="float">
            <text:p>29,9m</text:p>
          </table:table-cell>
          <table:table-cell table:formula="of:=MAX([.B5:.B1000])" office:value-type="float" office:value="30" calcext:value-type="float">
            <text:p>30,0m</text:p>
          </table:table-cell>
          <table:table-cell table:formula="of:=MAX([.C5:.C1000])" office:value-type="float" office:value="28.2" calcext:value-type="float">
            <text:p>28,2m</text:p>
          </table:table-cell>
          <table:table-cell table:formula="of:=MAX([.D5:.D1000])" office:value-type="float" office:value="85" calcext:value-type="float">
            <text:p>85,0m</text:p>
          </table:table-cell>
          <table:table-cell table:formula="of:=MAX([.E5:.E1000])" office:value-type="float" office:value="81.4" calcext:value-type="float">
            <text:p>81,4m</text:p>
          </table:table-cell>
          <table:table-cell table:formula="of:=MAX([.F5:.F1000])" office:value-type="float" office:value="0" calcext:value-type="float">
            <text:p>0,0m</text:p>
          </table:table-cell>
          <table:table-cell table:formula="of:=MAX([.G5:.G1000])" office:value-type="float" office:value="141.2" calcext:value-type="float">
            <text:p>141,2m</text:p>
          </table:table-cell>
          <table:table-cell table:formula="of:=MAX([.H5:.H1000])" office:value-type="float" office:value="131.2" calcext:value-type="float">
            <text:p>131,2m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two</text:p>
          </table:table-cell>
          <table:table-cell table:style-name="ce2" office:value-type="string" calcext:value-type="string">
            <text:p>three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string" calcext:value-type="string">
            <text:p>five</text:p>
          </table:table-cell>
          <table:table-cell table:style-name="ce2" office:value-type="string" calcext:value-type="string">
            <text:p>six</text:p>
          </table:table-cell>
          <table:table-cell table:style-name="ce2" office:value-type="string" calcext:value-type="string">
            <text:p>sligh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float" office:value="20.6" calcext:value-type="float">
            <text:p>20,6m</text:p>
          </table:table-cell>
          <table:table-cell table:style-name="ce3" office:value-type="float" office:value="19.6" calcext:value-type="float">
            <text:p>19,6m</text:p>
          </table:table-cell>
          <table:table-cell table:style-name="ce3" office:value-type="float" office:value="28.2" calcext:value-type="float">
            <text:p>28,2m</text:p>
          </table:table-cell>
          <table:table-cell table:style-name="ce3" office:value-type="float" office:value="49.2" calcext:value-type="float">
            <text:p>49,2m</text:p>
          </table:table-cell>
          <table:table-cell table:style-name="ce3" office:value-type="float" office:value="50.9" calcext:value-type="float">
            <text:p>50,9m</text:p>
          </table:table-cell>
          <table:table-cell table:style-name="ce3"/>
          <table:table-cell table:style-name="ce3" office:value-type="float" office:value="59.8" calcext:value-type="float">
            <text:p>59,8m</text:p>
          </table:table-cell>
          <table:table-cell table:style-name="ce3" office:value-type="float" office:value="131.2" calcext:value-type="float">
            <text:p>131,2m</text:p>
          </table:table-cell>
          <table:table-cell/>
        </table:table-row>
        <table:table-row table:style-name="ro1">
          <table:table-cell office:value-type="float" office:value="18.2" calcext:value-type="float">
            <text:p>18,2m</text:p>
          </table:table-cell>
          <table:table-cell office:value-type="float" office:value="23.9" calcext:value-type="float">
            <text:p>23,9m</text:p>
          </table:table-cell>
          <table:table-cell/>
          <table:table-cell office:value-type="float" office:value="59.6" calcext:value-type="float">
            <text:p>59,6m</text:p>
          </table:table-cell>
          <table:table-cell office:value-type="float" office:value="43.9" calcext:value-type="float">
            <text:p>43,9m</text:p>
          </table:table-cell>
          <table:table-cell/>
          <table:table-cell office:value-type="float" office:value="97" calcext:value-type="float">
            <text:p>97,0m</text:p>
          </table:table-cell>
          <table:table-cell office:value-type="float" office:value="68" calcext:value-type="float">
            <text:p>68,0m</text:p>
          </table:table-cell>
          <table:table-cell/>
        </table:table-row>
        <table:table-row table:style-name="ro1">
          <table:table-cell office:value-type="float" office:value="29.9" calcext:value-type="float">
            <text:p>29,9m</text:p>
          </table:table-cell>
          <table:table-cell office:value-type="float" office:value="29.4" calcext:value-type="float">
            <text:p>29,4m</text:p>
          </table:table-cell>
          <table:table-cell/>
          <table:table-cell office:value-type="float" office:value="65.6" calcext:value-type="float">
            <text:p>65,6m</text:p>
          </table:table-cell>
          <table:table-cell office:value-type="float" office:value="81.4" calcext:value-type="float">
            <text:p>81,4m</text:p>
          </table:table-cell>
          <table:table-cell/>
          <table:table-cell office:value-type="float" office:value="116.7" calcext:value-type="float">
            <text:p>116,7m</text:p>
          </table:table-cell>
          <table:table-cell office:value-type="float" office:value="71.1" calcext:value-type="float">
            <text:p>71,1m</text:p>
          </table:table-cell>
          <table:table-cell/>
        </table:table-row>
        <table:table-row table:style-name="ro1">
          <table:table-cell office:value-type="float" office:value="18.6" calcext:value-type="float">
            <text:p>18,6m</text:p>
          </table:table-cell>
          <table:table-cell table:number-columns-repeated="2"/>
          <table:table-cell office:value-type="float" office:value="85" calcext:value-type="float">
            <text:p>85,0m</text:p>
          </table:table-cell>
          <table:table-cell office:value-type="float" office:value="61.3" calcext:value-type="float">
            <text:p>61,3m</text:p>
          </table:table-cell>
          <table:table-cell/>
          <table:table-cell office:value-type="float" office:value="55" calcext:value-type="float">
            <text:p>55,0m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,1m</text:p>
          </table:table-cell>
          <table:table-cell office:value-type="float" office:value="30" calcext:value-type="float">
            <text:p>30,0m</text:p>
          </table:table-cell>
          <table:table-cell/>
          <table:table-cell office:value-type="float" office:value="56.5" calcext:value-type="float">
            <text:p>56,5m</text:p>
          </table:table-cell>
          <table:table-cell office:value-type="float" office:value="59.6" calcext:value-type="float">
            <text:p>59,6m</text:p>
          </table:table-cell>
          <table:table-cell/>
          <table:table-cell office:value-type="float" office:value="141.2" calcext:value-type="float">
            <text:p>141,2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9" calcext:value-type="float">
            <text:p>16,9m</text:p>
          </table:table-cell>
          <table:table-cell table:number-columns-repeated="2"/>
          <table:table-cell office:value-type="float" office:value="54" calcext:value-type="float">
            <text:p>54,0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" calcext:value-type="float">
            <text:p>20,4m</text:p>
          </table:table-cell>
          <table:table-cell table:number-columns-repeated="2"/>
          <table:table-cell office:value-type="float" office:value="57.7" calcext:value-type="float">
            <text:p>57,7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0.4" calcext:value-type="float">
            <text:p>60,4m</text:p>
          </table:table-cell>
          <table:table-cell table:number-columns-repeated="4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engths from EA Sports WRC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Default"/>
        <table:table-row table:style-name="ro1">
          <table:table-cell table:formula="of:=MIN([.A5:.A1000])" office:value-type="float" office:value="36" calcext:value-type="float">
            <text:p>36,0m</text:p>
          </table:table-cell>
          <table:table-cell table:formula="of:=MIN([.B5:.B1000])" office:value-type="float" office:value="0" calcext:value-type="float">
            <text:p>0,0m</text:p>
          </table:table-cell>
          <table:table-cell table:formula="of:=MIN([.C5:.C1000])" office:value-type="float" office:value="0" calcext:value-type="float">
            <text:p>0,0m</text:p>
          </table:table-cell>
          <table:table-cell table:formula="of:=MIN([.D5:.D1000])" office:value-type="float" office:value="75" calcext:value-type="float">
            <text:p>75,0m</text:p>
          </table:table-cell>
          <table:table-cell table:formula="of:=MIN([.E5:.E1000])" office:value-type="float" office:value="75" calcext:value-type="float">
            <text:p>75,0m</text:p>
          </table:table-cell>
          <table:table-cell table:formula="of:=MIN([.F5:.F1000])" office:value-type="float" office:value="0" calcext:value-type="float">
            <text:p>0,0m</text:p>
          </table:table-cell>
          <table:table-cell table:formula="of:=MIN([.G5:.G1000])" office:value-type="float" office:value="0" calcext:value-type="float">
            <text:p>0,0m</text:p>
          </table:table-cell>
          <table:table-cell table:style-name="ce4" office:value-type="string" calcext:value-type="string">
            <text:p>min</text:p>
          </table:table-cell>
        </table:table-row>
        <table:table-row table:style-name="ro1">
          <table:table-cell table:formula="of:=MEDIAN([.A5:.A1000])" office:value-type="float" office:value="36" calcext:value-type="float">
            <text:p>36,0m</text:p>
          </table:table-cell>
          <table:table-cell table:formula="of:=MEDIAN([.B5:.B1000])" office:value-type="string" office:string-value="" calcext:value-type="error">
            <text:p>#VALUE!</text:p>
          </table:table-cell>
          <table:table-cell table:formula="of:=MEDIAN([.C5:.C1000])" office:value-type="string" office:string-value="" calcext:value-type="error">
            <text:p>#VALUE!</text:p>
          </table:table-cell>
          <table:table-cell table:formula="of:=MEDIAN([.D5:.D1000])" office:value-type="float" office:value="88" calcext:value-type="float">
            <text:p>88,0m</text:p>
          </table:table-cell>
          <table:table-cell table:formula="of:=MEDIAN([.E5:.E1000])" office:value-type="float" office:value="75" calcext:value-type="float">
            <text:p>75,0m</text:p>
          </table:table-cell>
          <table:table-cell table:formula="of:=MEDIAN([.F5:.F1000])" office:value-type="string" office:string-value="" calcext:value-type="error">
            <text:p>#VALUE!</text:p>
          </table:table-cell>
          <table:table-cell table:formula="of:=MEDIAN([.G5:.G1000])" office:value-type="string" office:string-value="" calcext:value-type="error">
            <text:p>#VALUE!</text:p>
          </table:table-cell>
          <table:table-cell table:style-name="ce4" office:value-type="string" calcext:value-type="string">
            <text:p>median</text:p>
          </table:table-cell>
        </table:table-row>
        <table:table-row table:style-name="ro1">
          <table:table-cell table:formula="of:=MAX([.A5:.A1000])" office:value-type="float" office:value="36" calcext:value-type="float">
            <text:p>36,0m</text:p>
          </table:table-cell>
          <table:table-cell table:formula="of:=MAX([.B5:.B1000])" office:value-type="float" office:value="0" calcext:value-type="float">
            <text:p>0,0m</text:p>
          </table:table-cell>
          <table:table-cell table:formula="of:=MAX([.C5:.C1000])" office:value-type="float" office:value="0" calcext:value-type="float">
            <text:p>0,0m</text:p>
          </table:table-cell>
          <table:table-cell table:formula="of:=MAX([.D5:.D1000])" office:value-type="float" office:value="101" calcext:value-type="float">
            <text:p>101,0m</text:p>
          </table:table-cell>
          <table:table-cell table:formula="of:=MAX([.E5:.E1000])" office:value-type="float" office:value="75" calcext:value-type="float">
            <text:p>75,0m</text:p>
          </table:table-cell>
          <table:table-cell table:formula="of:=MAX([.F5:.F1000])" office:value-type="float" office:value="0" calcext:value-type="float">
            <text:p>0,0m</text:p>
          </table:table-cell>
          <table:table-cell table:formula="of:=MAX([.G5:.G1000])" office:value-type="float" office:value="0" calcext:value-type="float">
            <text:p>0,0m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table:style-name="ce8" office:value-type="string" calcext:value-type="string">
            <text:p>short</text:p>
          </table:table-cell>
          <table:table-cell table:style-name="ce8" office:value-type="string" calcext:value-type="string">
            <text:p>Half-shor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Half-long</text:p>
          </table:table-cell>
          <table:table-cell table:style-name="ce8" office:value-type="string" calcext:value-type="string">
            <text:p>long</text:p>
          </table:table-cell>
          <table:table-cell table:style-name="ce8" office:value-type="string" calcext:value-type="string">
            <text:p>extra long</text:p>
          </table:table-cell>
          <table:table-cell table:style-name="ce8" office:value-type="string" calcext:value-type="string">
            <text:p>extra extra long</text:p>
          </table:table-cell>
          <table:table-cell/>
        </table:table-row>
        <table:table-row table:style-name="ro1">
          <table:table-cell office:value-type="float" office:value="36" calcext:value-type="float">
            <text:p>36,0m</text:p>
          </table:table-cell>
          <table:table-cell table:number-columns-repeated="2"/>
          <table:table-cell office:value-type="float" office:value="101" calcext:value-type="float">
            <text:p>101,0m</text:p>
          </table:table-cell>
          <table:table-cell office:value-type="float" office:value="75" calcext:value-type="float">
            <text:p>75,0m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,0m</text:p>
          </table:table-cell>
          <table:table-cell table:number-columns-repeated="2"/>
          <table:table-cell office:value-type="float" office:value="75" calcext:value-type="float">
            <text:p>75,0m</text:p>
          </table:table-cell>
          <table:table-cell table:number-columns-repeated="4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  <number:text>m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 style:data-style-name="N2" text:time-value="20:44:06.233839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4:33:29.103488600</meta:creation-date>
    <dc:date>2026-04-04T21:00:12.083340100</dc:date>
    <meta:editing-duration>PT27M27S</meta:editing-duration>
    <meta:editing-cycles>4</meta:editing-cycles>
    <meta:generator>LibreOffice/26.2.1.2$Windows_X86_64 LibreOffice_project/620$Build-2</meta:generator>
    <meta:document-statistic meta:table-count="2" meta:cell-count="105" meta:object-count="0"/>
  </office:meta>
</office:document-meta>
</file>